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8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9" style:family="paragraph" style:parent-style-name="graphic">
      <style:paragraph-properties fo:break-before="page" text:number-lines="false" text:line-number="0"/>
    </style:style>
    <style:style style:name="P10" style:family="paragraph" style:parent-style-name="subsection">
      <style:paragraph-properties fo:break-before="page"/>
    </style:style>
    <style:style style:name="P11" style:family="paragraph" style:parent-style-name="actsreferredto">
      <style:paragraph-properties fo:break-before="page"/>
    </style:style>
    <style:style style:name="P12" style:family="paragraph" style:parent-style-name="arrangementofsections">
      <style:paragraph-properties fo:text-align="start" style:justify-single-word="false"/>
    </style:style>
    <style:style style:name="P13" style:family="paragraph" style:parent-style-name="longtitle">
      <style:paragraph-properties text:number-lines="true" text:line-number="5"/>
    </style:style>
    <style:style style:name="P14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5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6" style:family="paragraph" style:parent-style-name="Standard">
      <style:paragraph-properties text:number-lines="false" text:line-number="0"/>
    </style:style>
    <style:style style:name="P17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bill">
      <style:paragraph-properties text:number-lines="false" text:line-number="0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hr2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  <style:text-properties style:font-name="Times New Roman"/>
    </style:style>
    <style:style style:name="P22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3" style:family="paragraph" style:parent-style-name="asinitiated">
      <style:paragraph-properties text:number-lines="false" text:line-number="0"/>
    </style:style>
    <style:style style:name="P24" style:family="paragraph" style:parent-style-name="backpageprovision">
      <style:paragraph-properties text:number-lines="false" text:line-number="0"/>
    </style:style>
    <style:style style:name="P25" style:family="paragraph" style:parent-style-name="actreferredto">
      <style:paragraph-properties>
        <style:tab-stops/>
      </style:paragraph-properties>
    </style:style>
    <style:style style:name="P26" style:family="paragraph" style:parent-style-name="shorttitleenglish">
      <style:paragraph-properties text:number-lines="true" text:line-number="0"/>
    </style:style>
    <style:style style:name="P27" style:family="paragraph" style:parent-style-name="Standard" style:master-page-name="frontcover">
      <style:paragraph-properties style:page-number="1"/>
    </style:style>
    <style:style style:name="P28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style:font-name-asian="Times New Roman3" style:font-name-complex="Times New Roman3"/>
    </style:style>
    <style:style style:name="T8" style:family="text">
      <style:text-properties style:font-name="Times New Roman3"/>
    </style:style>
    <style:style style:name="T9" style:family="text">
      <style:text-properties style:font-name="Times New Roman3" style:font-name-asian="Times New Roman3" style:font-name-complex="Times New Roman3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tyle="normal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24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BILLE AN BHAINC CEANNAIS (MORGÁISTÍ RÁTA ATHRAITHIGH), 2016" text:name="GA_shorttitle"/>
        <text:user-field-decl office:value-type="string" office:string-value="Central Bank (Variable Rate Mortgages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provide for measures to address market failures in the market for principal dwelling house mortgage loans, and to provide for related matters." text:name="EN_longtitle"/>
        <text:user-field-decl office:value-type="string" office:string-value="GA_shorttitle_caps" text:name="GA_shorttitle_caps"/>
      </text:user-field-decls>
      <text:p text:style-name="P27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5">Bille an Bhainc Ceannais (Morgáistí Ráta Athraithigh), 2016</text:span></text:span></text:p>
      <text:p text:style-name="shorttitleenglish_5f_frontpage"><text:span text:style-name="bold_5f_noitalic_5f_nounderline"><text:span text:style-name="T5">Central Bank (Variable Rate Mortgages) Bill 2016</text:span></text:span></text:p>
      <text:p text:style-name="P7"/>
      <text:p text:style-name="asinitiated"><text:span text:style-name="bold_5f_noitalic_5f_nounderline"><text:span text:style-name="T6">Mar a tionscnaíodh</text:span></text:span></text:p>
      <text:p text:style-name="asinitiated"><text:span text:style-name="bold_5f_noitalic_5f_nounderline"><text:span text:style-name="T6">As initiated</text:span></text:span></text:p>
      <text:p text:style-name="hr"/>
      <text:p text:style-name="P28"/>
      <text:p text:style-name="hr"/>
      <text:p text:style-name="shorttitleirish"><text:user-field-get text:name="GA_shorttitle">BILLE AN BHAINC CEANNAIS (MORGÁISTÍ RÁTA ATHRAITHIGH), 2016</text:user-field-get></text:p>
      <text:p text:style-name="shorttitleenglish"><text:span text:style-name="bold_5f_noitalic_5f_nounderline"><text:span text:style-name="T2"><text:user-field-get text:name="EN_shorttitle">Central Bank (Variable Rate Mortgages) Bill 2016</text:user-field-get></text:span></text:span><text:span text:style-name="bold_5f_noitalic_5f_nounderline"><text:span text:style-name="T2"> </text:span></text:span></text:p>
      <text:p text:style-name="hr"/>
      <text:p text:style-name="P5"><text:span text:style-name="nobold_5f_italic_5f_nounderline"><text:user-field-get text:name="GA_DOC_STAGE">Mar a tionscnaíodh</text:user-field-get></text:span></text:p>
      <text:p text:style-name="P8"><text:span text:style-name="nobold_5f_italic_5f_nounderline"><text:user-field-get text:name="EN_DOC_STAGE">As initiated</text:user-field-get></text:span></text:p>
      <text:p text:style-name="P6"/>
      <text:p text:style-name="arrangementofsections">CONTENTS</text:p>
      <text:p text:style-name="arrangementofsections"/>
      <text:p text:style-name="P12">Section</text:p>
      <text:p text:style-name="tocsectionnumber">1. <text:s/><text:bookmark-ref text:reference-format="text" text:ref-name="toc_book_1">Definitions</text:bookmark-ref></text:p>
      <text:p text:style-name="tocsectionnumber">2. <text:s/><text:bookmark-ref text:reference-format="text" text:ref-name="toc_book_2">Section 2 Assessments</text:bookmark-ref></text:p>
      <text:p text:style-name="tocsectionnumber">3. <text:s/><text:bookmark-ref text:reference-format="text" text:ref-name="toc_book_3">Factors to which Central Bank shall have regard</text:bookmark-ref></text:p>
      <text:p text:style-name="tocsectionnumber">4. <text:s/><text:bookmark-ref text:reference-format="text" text:ref-name="toc_book_4">Formation of conclusion</text:bookmark-ref></text:p>
      <text:p text:style-name="tocsectionnumber">5. <text:s/><text:bookmark-ref text:reference-format="text" text:ref-name="toc_book_5">Power to issue direction to lender</text:bookmark-ref></text:p>
      <text:p text:style-name="tocsectionnumber">6. <text:s/><text:bookmark-ref text:reference-format="text" text:ref-name="toc_book_6">Enforcement Orders</text:bookmark-ref></text:p>
      <text:p text:style-name="tocsectionnumber">7. <text:s/><text:bookmark-ref text:reference-format="text" text:ref-name="toc_book_7">Prohibition on discrimination against existing customers</text:bookmark-ref></text:p>
      <text:p text:style-name="tocsectionnumber">8. <text:s/><text:bookmark-ref text:reference-format="text" text:ref-name="toc_book_8">Rectification Orders and Compensation Orders</text:bookmark-ref></text:p>
      <text:p text:style-name="tocsectionnumber">9. <text:s/><text:bookmark-ref text:reference-format="text" text:ref-name="toc_book_9">Defrayal of legal costs or stamp duty not to constitute discrimination</text:bookmark-ref></text:p>
      <text:p text:style-name="tocsectionnumber">10. <text:s/><text:bookmark-ref text:reference-format="text" text:ref-name="toc_book_10">Publication of Section 2 Assessments</text:bookmark-ref></text:p>
      <text:p text:style-name="tocsectionnumber">11. <text:s/><text:bookmark-ref text:reference-format="text" text:ref-name="toc_book_11">No appeal from decision of Central Bank</text:bookmark-ref></text:p>
      <text:p text:style-name="tocsectionnumber">12. <text:s/><text:bookmark-ref text:reference-format="text" text:ref-name="toc_book_12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1">Act Referred to</text:p>
          </text:index-title>
          <text:p text:style-name="P25">Central Bank Act 1942 (No. 22)</text:p>
        </text:index-body>
      </text:alphabetical-index>
      <text:p text:style-name="Standard"/>
      <text:p text:style-name="P9"/>
      <text:p text:style-name="hr"/>
      <text:p text:style-name="shorttitleirish"><text:hidden-text text:condition="ooow:" text:string-value="P5:L1" text:is-hidden="true"/><text:user-field-get text:name="GA_shorttitle">BILLE AN BHAINC CEANNAIS (MORGÁISTÍ RÁTA ATHRAITHIGH), 2016</text:user-field-get></text:p>
      <text:p text:style-name="P26"><text:hidden-text text:condition="ooow:" text:string-value="P5:L2" text:is-hidden="true"/><text:span text:style-name="bold_5f_noitalic_5f_nounderline"><text:span text:style-name="T2"><text:user-field-get text:name="EN_shorttitle">Central Bank (Variable Rate Mortgages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3"><text:hidden-text text:condition="ooow:" text:string-value="P5:L5" text:is-hidden="true"/>An Act to provide for measures to address market failures in the market for principal <text:hidden-text text:condition="ooow:" text:string-value="P5:L6" text:is-hidden="true"/>dwelling house mortgage loans, and to provide for related matters.</text:p>
      <text:p text:style-name="enacted"><text:hidden-text text:condition="ooow:" text:string-value="P5:L7" text:is-hidden="true"/>Be it enacted by the Oireachtas as follows:</text:p>
      <text:p text:style-name="shouldernote"><text:hidden-text text:condition="ooow:" text:string-value="P5:L8" text:is-hidden="true"/><text:bookmark-start text:name="toc_book_1"/>Definitions<text:bookmark-end text:name="toc_book_1"/></text:p>
      <text:p text:style-name="section"><text:hidden-text text:condition="ooow:" text:string-value="P5:L9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⁠—</text:p>
      <text:p text:style-name="section"><text:hidden-text text:condition="ooow:" text:string-value="P5:L10" text:is-hidden="true"/><text:tab/>“Central Bank” means the Central Bank of Ireland;</text:p>
      <text:p text:style-name="section"><text:hidden-text text:condition="ooow:" text:string-value="P5:L11" text:is-hidden="true"/><text:tab/>“Compensation Order” shall have the meaning ascribed to it by <text:span text:style-name="T3">section</text:span> <text:span text:style-name="T3"><text:reference-ref text:reference-format="text" text:ref-name="sectionnumber_8">8</text:reference-ref></text:span><text:span text:style-name="T3"><text:reference-ref text:reference-format="text" text:ref-name="subsectionnumber_10">(3)</text:reference-ref></text:span>;</text:p>
      <text:p text:style-name="section"><text:hidden-text text:condition="ooow:" text:string-value="P5:L12" text:is-hidden="true"/><text:tab/>“Enforcement Order” shall be interpreted with regard to <text:span text:style-name="T3">section</text:span> <text:span text:style-name="T3"><text:reference-ref text:reference-format="text" text:ref-name="sectionnumber_6">6</text:reference-ref></text:span>;</text:p>
      <text:p text:style-name="section"><text:hidden-text text:condition="ooow:" text:string-value="P5:L13" text:is-hidden="true"/><text:tab/>“lender” shall include any regulated financial service provider within the meaning of the <text:hidden-text text:condition="ooow:" text:string-value="P5:L14" text:is-hidden="true"/><text:alphabetical-index-mark text:string-value="Central Bank Act 1942 (No. 22)"/><text:a xlink:type="simple" xlink:href="http://www.irishstatutebook.ie/1942/en/act/pub/0022/index.html">Central Bank Act 1942</text:a> or any company, partnership, business or other entity engaged in <text:hidden-text text:condition="ooow:" text:string-value="P5:L15" text:is-hidden="true"/>the provision, management or administration of principal dwelling house mortgage loans;</text:p>
      <text:p text:style-name="section"><text:hidden-text text:condition="ooow:" text:string-value="P5:L16" text:is-hidden="true"/><text:tab/>“principal dwelling house mortgage loan” shall mean a loan for the primary purpose of <text:hidden-text text:condition="ooow:" text:string-value="P5:L17" text:is-hidden="true"/>purchasing a principal dwelling home for the borrower (and if relevant the family of the <text:hidden-text text:condition="ooow:" text:string-value="P5:L18" text:is-hidden="true"/>borrower) on an owner-occupier business;</text:p>
      <text:p text:style-name="section"><text:hidden-text text:condition="ooow:" text:string-value="P5:L19" text:is-hidden="true"/><text:tab/>“Rectification Order” shall have the meaning ascribed to it by <text:span text:style-name="T3">section</text:span> <text:span text:style-name="T3"><text:reference-ref text:reference-format="text" text:ref-name="sectionnumber_8">8</text:reference-ref></text:span><text:span text:style-name="T3"><text:reference-ref text:reference-format="text" text:ref-name="subsectionnumber_8">(1)</text:reference-ref></text:span>;</text:p>
      <text:p text:style-name="section"><text:hidden-text text:condition="ooow:" text:string-value="P5:L20" text:is-hidden="true"/><text:tab/>“<text:span text:style-name="T4">Section </text:span><text:span text:style-name="T4"><text:reference-ref text:reference-format="text" text:ref-name="sectionnumber_2">2</text:reference-ref></text:span> Assessment” shall mean an assessment carried out pursuant to <text:span text:style-name="T3">section</text:span> <text:span text:style-name="T3"><text:reference-ref text:reference-format="text" text:ref-name="sectionnumber_2">2</text:reference-ref></text:span>;</text:p>
      <text:p text:style-name="section"><text:hidden-text text:condition="ooow:" text:string-value="P5:L21" text:is-hidden="true"/><text:tab/>“variable interest rate” shall⁠—</text:p>
      <text:p text:style-name="paragraph"><text:hidden-text text:condition="ooow:" text:string-value="P5:L22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include any interest rate which is transient or otherwise not fixed and which is <text:hidden-text text:condition="ooow:" text:string-value="P5:L23" text:is-hidden="true"/>not set or calculated by reference to an interest rate set or otherwise determined <text:hidden-text text:condition="ooow:" text:string-value="P5:L24" text:is-hidden="true"/>by the European Central Bank,</text:p>
      <text:p text:style-name="paragraph"><text:hidden-text text:condition="ooow:" text:string-value="P5:L25" text:is-hidden="true"/><text:tab/><text:reference-mark-start text:name="paragraphnumber_9"/>(<text:sequence text:ref-name="refparagraphnumber1" text:name="paragraphnumber" text:formula="ooow:paragraphnumber+1" style:num-format="a">b</text:sequence>)<text:reference-mark-end text:name="paragraphnumber_9"/><text:tab/>in relation to a lender, include a reference to different variable interest rates being <text:hidden-text text:condition="ooow:" text:string-value="P5:L26" text:is-hidden="true"/>charged by a lender in respect of different principal dwelling house mortgage <text:hidden-text text:condition="ooow:" text:string-value="P5:L27" text:is-hidden="true"/>loans or categories of principal dwelling house mortgage loans.</text:p>
      <text:p text:style-name="shouldernote"><text:span text:style-name="T4"><text:hidden-text text:condition="ooow:" text:string-value="P5:L28" text:is-hidden="true"/></text:span><text:bookmark-start text:name="toc_book_2"/><text:span text:style-name="T4">Section </text:span><text:span text:style-name="T3"><text:reference-ref text:reference-format="text" text:ref-name="sectionnumber_2">2</text:reference-ref></text:span> Assessments<text:bookmark-end text:name="toc_book_2"/></text:p>
      <text:p text:style-name="section"><text:hidden-text text:condition="ooow:" text:string-value="P5:L29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The Central Bank shall carry out assessments on the state of competition in the market <text:hidden-text text:condition="ooow:" text:string-value="P5:L30" text:is-hidden="true"/>for principal dwelling house mortgage loans on at least a quarterly basis.</text:p>
      <text:p text:style-name="shouldernote"><text:soft-page-break/><text:hidden-text text:condition="ooow:" text:string-value="P6:L1" text:is-hidden="true"/><text:bookmark-start text:name="toc_book_3"/>Factors to which Central Bank shall have regard<text:bookmark-end text:name="toc_book_3"/></text:p>
      <text:p text:style-name="section"><text:hidden-text text:condition="ooow:" text:string-value="P6:L2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In carrying out a <text:span text:style-name="T4">S</text:span><text:span text:style-name="T3">ection</text:span> <text:span text:style-name="T3"><text:reference-ref text:reference-format="text" text:ref-name="sectionnumber_2">2</text:reference-ref></text:span> Assessment, the Central Bank shall have regard to the <text:hidden-text text:condition="ooow:" text:string-value="P6:L3" text:is-hidden="true"/>following factors:</text:p>
      <text:p text:style-name="paragraph"><text:hidden-text text:condition="ooow:" text:string-value="P6:L4" text:is-hidden="true"/><text:tab/><text:reference-mark-start text:name="paragraphnumber_10"/>(<text:sequence text:ref-name="refparagraphnumber2" text:name="paragraphnumber" text:formula="ooow:1" style:num-format="a">a</text:sequence>)<text:reference-mark-end text:name="paragraphnumber_10"/><text:tab/>the variable interest rates being charged by lenders;</text:p>
      <text:p text:style-name="paragraph"><text:hidden-text text:condition="ooow:" text:string-value="P6:L5" text:is-hidden="true"/><text:tab/><text:reference-mark-start text:name="paragraphnumber_11"/>(<text:sequence text:ref-name="refparagraphnumber3" text:name="paragraphnumber" text:formula="ooow:paragraphnumber+1" style:num-format="a">b</text:sequence>)<text:reference-mark-end text:name="paragraphnumber_11"/><text:tab/>the ease with which borrowers can switch their principal dwelling house <text:hidden-text text:condition="ooow:" text:string-value="P6:L6" text:is-hidden="true"/>mortgage loans between lenders or between products offered by the same lender;</text:p>
      <text:p text:style-name="paragraph"><text:hidden-text text:condition="ooow:" text:string-value="P6:L7" text:is-hidden="true"/><text:tab/><text:reference-mark-start text:name="paragraphnumber_12"/>(<text:sequence text:ref-name="refparagraphnumber4" text:name="paragraphnumber" text:formula="ooow:paragraphnumber+1" style:num-format="a">c</text:sequence>)<text:reference-mark-end text:name="paragraphnumber_12"/><text:tab/>the extent to which borrowers are switching their principal dwelling house <text:hidden-text text:condition="ooow:" text:string-value="P6:L8" text:is-hidden="true"/>mortgage loans between lenders or between products offered by the same lender;</text:p>
      <text:p text:style-name="paragraph"><text:hidden-text text:condition="ooow:" text:string-value="P6:L9" text:is-hidden="true"/><text:tab/><text:reference-mark-start text:name="paragraphnumber_13"/>(<text:sequence text:ref-name="refparagraphnumber5" text:name="paragraphnumber" text:formula="ooow:paragraphnumber+1" style:num-format="a">d</text:sequence>)<text:reference-mark-end text:name="paragraphnumber_13"/><text:tab/>the relationship and proportionality between the variable interest rates being <text:hidden-text text:condition="ooow:" text:string-value="P6:L10" text:is-hidden="true"/>charged by each lender and the cost of funds of that lender;</text:p>
      <text:p text:style-name="paragraph"><text:hidden-text text:condition="ooow:" text:string-value="P6:L11" text:is-hidden="true"/><text:tab/><text:reference-mark-start text:name="paragraphnumber_14"/>(<text:sequence text:ref-name="refparagraphnumber6" text:name="paragraphnumber" text:formula="ooow:paragraphnumber+1" style:num-format="a">e</text:sequence>)<text:reference-mark-end text:name="paragraphnumber_14"/><text:tab/>the trend in variable interest rates being charged in the principal dwelling house <text:hidden-text text:condition="ooow:" text:string-value="P6:L12" text:is-hidden="true"/>mortgage loan market over time;</text:p>
      <text:p text:style-name="paragraph"><text:hidden-text text:condition="ooow:" text:string-value="P6:L13" text:is-hidden="true"/><text:tab/><text:reference-mark-start text:name="paragraphnumber_15"/>(<text:sequence text:ref-name="refparagraphnumber7" text:name="paragraphnumber" text:formula="ooow:paragraphnumber+1" style:num-format="a">f</text:sequence>)<text:reference-mark-end text:name="paragraphnumber_15"/><text:tab/>lenders’ cost of funds and the trend in lenders’ cost of funds over time;</text:p>
      <text:p text:style-name="paragraph"><text:hidden-text text:condition="ooow:" text:string-value="P6:L14" text:is-hidden="true"/><text:tab/><text:reference-mark-start text:name="paragraphnumber_16"/>(<text:sequence text:ref-name="refparagraphnumber8" text:name="paragraphnumber" text:formula="ooow:paragraphnumber+1" style:num-format="a">g</text:sequence>)<text:reference-mark-end text:name="paragraphnumber_16"/><text:tab/>lenders’ weighted average cost of capital and the trend in lenders’ weighted <text:hidden-text text:condition="ooow:" text:string-value="P6:L15" text:is-hidden="true"/>average costs of capital over time;</text:p>
      <text:p text:style-name="paragraph"><text:hidden-text text:condition="ooow:" text:string-value="P6:L16" text:is-hidden="true"/><text:tab/><text:reference-mark-start text:name="paragraphnumber_17"/>(<text:sequence text:ref-name="refparagraphnumber9" text:name="paragraphnumber" text:formula="ooow:paragraphnumber+1" style:num-format="a">h</text:sequence>)<text:reference-mark-end text:name="paragraphnumber_17"/><text:tab/>the risk profiles of individual lenders in respect of variable interest rate principal <text:hidden-text text:condition="ooow:" text:string-value="P6:L17" text:is-hidden="true"/>dwelling house mortgage loans;</text:p>
      <text:p text:style-name="paragraph"><text:hidden-text text:condition="ooow:" text:string-value="P6:L18" text:is-hidden="true"/><text:tab/><text:reference-mark-start text:name="paragraphnumber_18"/>(<text:sequence text:ref-name="refparagraphnumber10" text:name="paragraphnumber" text:formula="ooow:paragraphnumber+1" style:num-format="a">i</text:sequence>)<text:reference-mark-end text:name="paragraphnumber_18"/><text:tab/>lenders’ reasonable profit expectations in the prevailing market conditions;</text:p>
      <text:p text:style-name="paragraph"><text:hidden-text text:condition="ooow:" text:string-value="P6:L19" text:is-hidden="true"/><text:tab/><text:reference-mark-start text:name="paragraphnumber_19"/>(<text:sequence text:ref-name="refparagraphnumber11" text:name="paragraphnumber" text:formula="ooow:paragraphnumber+1" style:num-format="a">j</text:sequence>)<text:reference-mark-end text:name="paragraphnumber_19"/><text:tab/>the proportion of the principal dwelling house mortgage loan market accounted <text:hidden-text text:condition="ooow:" text:string-value="P6:L20" text:is-hidden="true"/>for by each lender; and</text:p>
      <text:p text:style-name="paragraph"><text:hidden-text text:condition="ooow:" text:string-value="P6:L21" text:is-hidden="true"/><text:tab/><text:reference-mark-start text:name="paragraphnumber_20"/>(<text:sequence text:ref-name="refparagraphnumber12" text:name="paragraphnumber" text:formula="ooow:paragraphnumber+1" style:num-format="a">k</text:sequence>)<text:reference-mark-end text:name="paragraphnumber_20"/><text:tab/>such other matters as the Governor of the Central Bank may certify as being of <text:hidden-text text:condition="ooow:" text:string-value="P6:L22" text:is-hidden="true"/>relevance.</text:p>
      <text:p text:style-name="shouldernote"><text:hidden-text text:condition="ooow:" text:string-value="P6:L23" text:is-hidden="true"/><text:bookmark-start text:name="toc_book_4"/>Formation of conclusion<text:bookmark-end text:name="toc_book_4"/></text:p>
      <text:p text:style-name="subsection"><text:hidden-text text:condition="ooow:" text:string-value="P6:L24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Upon completion of a <text:span text:style-name="T3">Section</text:span> <text:span text:style-name="T3"><text:reference-ref text:reference-format="text" text:ref-name="sectionnumber_2">2</text:reference-ref></text:span> Assessment, the Central Bank shall form a conclusion <text:hidden-text text:condition="ooow:" text:string-value="P6:L25" text:is-hidden="true"/>as to whether the state of competition in the market for principal dwelling house <text:hidden-text text:condition="ooow:" text:string-value="P6:L26" text:is-hidden="true"/>mortgage loans is such that a market failure exists.</text:p>
      <text:p text:style-name="subsection"><text:hidden-text text:condition="ooow:" text:string-value="P6:L27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For the purposes of this Act, “market failure” shall mean a situation in which market <text:hidden-text text:condition="ooow:" text:string-value="P6:L28" text:is-hidden="true"/>conditions are such that a lender is, or lenders are, charging a variable interest rate or <text:hidden-text text:condition="ooow:" text:string-value="P6:L29" text:is-hidden="true"/>variable interest rates for principal dwelling house mortgage loans which are higher <text:hidden-text text:condition="ooow:" text:string-value="P6:L30" text:is-hidden="true"/>than the Central Bank considers can be reasonably and objectively justified by <text:hidden-text text:condition="ooow:" text:string-value="P6:L31" text:is-hidden="true"/>reference to the factors set out in <text:span text:style-name="T3">section</text:span> <text:span text:style-name="T3"><text:reference-ref text:reference-format="text" text:ref-name="sectionnumber_3">3</text:reference-ref></text:span>.</text:p>
      <text:p text:style-name="shouldernote"><text:hidden-text text:condition="ooow:" text:string-value="P6:L32" text:is-hidden="true"/><text:bookmark-start text:name="toc_book_5"/>Power to issue direction to lender<text:bookmark-end text:name="toc_book_5"/></text:p>
      <text:p text:style-name="section"><text:hidden-text text:condition="ooow:" text:string-value="P6:L33" text:is-hidden="true"/><text:reference-mark-start text:name="sectionnumber_5"/><text:span text:style-name="T2"><text:sequence text:ref-name="refsectionnumber4" text:name="sectionnumber" text:formula="ooow:sectionnumber+1" style:num-format="1">5</text:sequence></text:span><text:reference-mark-end text:name="sectionnumber_5"/><text:span text:style-name="T2">.</text:span><text:tab/>Where the Central Bank forms a conclusion pursuant to <text:span text:style-name="T3">section</text:span> <text:span text:style-name="T3"><text:reference-ref text:reference-format="text" text:ref-name="sectionnumber_4">4</text:reference-ref></text:span> that a market failure <text:hidden-text text:condition="ooow:" text:string-value="P6:L34" text:is-hidden="true"/>exists, the Central Bank may issue a direction to a specific lender or lenders (or lenders <text:hidden-text text:condition="ooow:" text:string-value="P6:L35" text:is-hidden="true"/>in general) not to charge a variable interest rate or variable interest rates in respect of <text:hidden-text text:condition="ooow:" text:string-value="P6:L36" text:is-hidden="true"/>principal dwelling house mortgage loans generally, or specific principal dwelling house <text:hidden-text text:condition="ooow:" text:string-value="P6:L37" text:is-hidden="true"/>mortgage loans or categories of principal dwelling house mortgage loans, which <text:hidden-text text:condition="ooow:" text:string-value="P6:L38" text:is-hidden="true"/>exceeds⁠—</text:p>
      <text:p text:style-name="paragraph"><text:hidden-text text:condition="ooow:" text:string-value="P6:L39" text:is-hidden="true"/><text:tab/><text:reference-mark-start text:name="paragraphnumber_21"/>(<text:sequence text:ref-name="refparagraphnumber13" text:name="paragraphnumber" text:formula="ooow:1" style:num-format="a">a</text:sequence>)<text:reference-mark-end text:name="paragraphnumber_21"/><text:tab/>a rate or rates specified by the Central Bank,</text:p>
      <text:p text:style-name="paragraph"><text:soft-page-break/><text:hidden-text text:condition="ooow:" text:string-value="P7:L1" text:is-hidden="true"/><text:tab/><text:reference-mark-start text:name="paragraphnumber_22"/>(<text:sequence text:ref-name="refparagraphnumber14" text:name="paragraphnumber" text:formula="ooow:paragraphnumber+1" style:num-format="a">b</text:sequence>)<text:reference-mark-end text:name="paragraphnumber_22"/><text:tab/>a margin or margins specified by the Central Bank above that lender’s cost of <text:hidden-text text:condition="ooow:" text:string-value="P7:L2" text:is-hidden="true"/>funds (as determined by the Central Bank),</text:p>
      <text:p text:style-name="paragraph"><text:hidden-text text:condition="ooow:" text:string-value="P7:L3" text:is-hidden="true"/><text:tab/><text:reference-mark-start text:name="paragraphnumber_23"/>(<text:sequence text:ref-name="refparagraphnumber15" text:name="paragraphnumber" text:formula="ooow:paragraphnumber+1" style:num-format="a">c</text:sequence>)<text:reference-mark-end text:name="paragraphnumber_23"/><text:tab/>a margin or margins specified by the Central Bank above a rate set by the <text:hidden-text text:condition="ooow:" text:string-value="P7:L4" text:is-hidden="true"/>European Central Bank nominated by the Central Bank, and/or</text:p>
      <text:p text:style-name="paragraph"><text:hidden-text text:condition="ooow:" text:string-value="P7:L5" text:is-hidden="true"/><text:tab/><text:reference-mark-start text:name="paragraphnumber_24"/>(<text:sequence text:ref-name="refparagraphnumber16" text:name="paragraphnumber" text:formula="ooow:paragraphnumber+1" style:num-format="a">d</text:sequence>)<text:reference-mark-end text:name="paragraphnumber_24"/><text:tab/>a proportion, being not more than one-third, specified by the Central Bank above <text:hidden-text text:condition="ooow:" text:string-value="P7:L6" text:is-hidden="true"/>the average variable interest rate charged in the market for comparable principal <text:hidden-text text:condition="ooow:" text:string-value="P7:L7" text:is-hidden="true"/>dwelling house mortgage loans as determined by the Central Bank.</text:p>
      <text:p text:style-name="shouldernote"><text:hidden-text text:condition="ooow:" text:string-value="P7:L8" text:is-hidden="true"/><text:bookmark-start text:name="toc_book_6"/>Enforcement Orders<text:bookmark-end text:name="toc_book_6"/></text:p>
      <text:p text:style-name="subsection"><text:hidden-text text:condition="ooow:" text:string-value="P7:L9" text:is-hidden="true"/><text:reference-mark-start text:name="sectionnumber_6"/><text:span text:style-name="T2"><text:sequence text:ref-name="refsectionnumber5" text:name="sectionnumber" text:formula="ooow:sectionnumber+1" style:num-format="1">6</text:sequence></text:span><text:reference-mark-end text:name="sectionnumber_6"/><text:span text:style-name="T2">.</text:span><text:tab/><text:reference-mark-start text:name="subsectionnumber_3"/>(<text:sequence text:ref-name="refsubsectionnumber2" text:name="subsectionnumber" style:num-format="1">1</text:sequence>)<text:reference-mark-end text:name="subsectionnumber_3"/><text:tab/>A direction pursuant to <text:span text:style-name="T3">section</text:span> <text:span text:style-name="T3"><text:reference-ref text:reference-format="text" text:ref-name="sectionnumber_5">5</text:reference-ref></text:span> shall state the duration for which the direction shall <text:hidden-text text:condition="ooow:" text:string-value="P7:L10" text:is-hidden="true"/>remain in force, which may be an indefinite period, but such a direction may <text:hidden-text text:condition="ooow:" text:string-value="P7:L11" text:is-hidden="true"/>subsequently be extended, varied or brought to an end by the Central Bank at any <text:hidden-text text:condition="ooow:" text:string-value="P7:L12" text:is-hidden="true"/>time.</text:p>
      <text:p text:style-name="subsection"><text:hidden-text text:condition="ooow:" text:string-value="P7:L13" text:is-hidden="true"/><text:tab/><text:reference-mark-start text:name="subsectionnumber_4"/>(<text:sequence text:ref-name="refsubsectionnumber3" text:name="subsectionnumber" text:formula="ooow:subsectionnumber+1" style:num-format="1">2</text:sequence>)<text:reference-mark-end text:name="subsectionnumber_4"/><text:tab/>A lender shall comply with a direction pursuant to <text:span text:style-name="T3">section</text:span> <text:span text:style-name="T3"><text:reference-ref text:reference-format="text" text:ref-name="sectionnumber_5">5</text:reference-ref></text:span> (or any variation of such <text:hidden-text text:condition="ooow:" text:string-value="P7:L14" text:is-hidden="true"/>a direction) within 56 days from the date of the direction (or variation as the case may <text:hidden-text text:condition="ooow:" text:string-value="P7:L15" text:is-hidden="true"/>be) and shall thereafter continue to comply with the direction until such time, if any, <text:hidden-text text:condition="ooow:" text:string-value="P7:L16" text:is-hidden="true"/>that it is varied or brought to an end by the Central Bank.</text:p>
      <text:p text:style-name="subsection"><text:hidden-text text:condition="ooow:" text:string-value="P7:L17" text:is-hidden="true"/><text:tab/><text:reference-mark-start text:name="subsectionnumber_5"/>(<text:sequence text:ref-name="refsubsectionnumber4" text:name="subsectionnumber" text:formula="ooow:subsectionnumber+1" style:num-format="1">3</text:sequence>)<text:reference-mark-end text:name="subsectionnumber_5"/><text:tab/>Where the Central Bank believes that a lender is in breach of <text:span text:style-name="T3">subsection</text:span> <text:span text:style-name="T3"><text:reference-ref text:reference-format="text" text:ref-name="subsectionnumber_4">(2)</text:reference-ref></text:span>, it may <text:hidden-text text:condition="ooow:" text:string-value="P7:L18" text:is-hidden="true"/>apply to the High Court on notice to the lender in question for an Enforcement Order <text:hidden-text text:condition="ooow:" text:string-value="P7:L19" text:is-hidden="true"/>requiring the lender in question to comply with the direction in question.</text:p>
      <text:p text:style-name="subsection"><text:hidden-text text:condition="ooow:" text:string-value="P7:L20" text:is-hidden="true"/><text:tab/><text:reference-mark-start text:name="subsectionnumber_6"/>(<text:sequence text:ref-name="refsubsectionnumber5" text:name="subsectionnumber" text:formula="ooow:subsectionnumber+1" style:num-format="1">4</text:sequence>)<text:reference-mark-end text:name="subsectionnumber_6"/><text:tab/>Upon hearing an application pursuant to <text:span text:style-name="T3">subsection</text:span> <text:span text:style-name="T3"><text:reference-ref text:reference-format="text" text:ref-name="subsectionnumber_5">(3)</text:reference-ref></text:span>, the High Court shall grant an <text:hidden-text text:condition="ooow:" text:string-value="P7:L21" text:is-hidden="true"/>Enforcement Order if it determines that the lender in question is in breach of the <text:hidden-text text:condition="ooow:" text:string-value="P7:L22" text:is-hidden="true"/>relevant direction.</text:p>
      <text:p text:style-name="subsection"><text:hidden-text text:condition="ooow:" text:string-value="P7:L23" text:is-hidden="true"/><text:tab/><text:reference-mark-start text:name="subsectionnumber_7"/>(<text:sequence text:ref-name="refsubsectionnumber6" text:name="subsectionnumber" text:formula="ooow:subsectionnumber+1" style:num-format="1">5</text:sequence>)<text:reference-mark-end text:name="subsectionnumber_7"/><text:tab/>Where the High Court makes an Enforcement Order in accordance with this section, it <text:hidden-text text:condition="ooow:" text:string-value="P7:L24" text:is-hidden="true"/>shall impose a fine on the lender in question in the sum of twice the amount that the <text:hidden-text text:condition="ooow:" text:string-value="P7:L25" text:is-hidden="true"/>court determines the lender derived in profits in breach of the relevant direction, <text:hidden-text text:condition="ooow:" text:string-value="P7:L26" text:is-hidden="true"/>unless the court determines that it would be unjust to impose such a fine, in which <text:hidden-text text:condition="ooow:" text:string-value="P7:L27" text:is-hidden="true"/>case it may impose a lesser fine or dispense with the requirement to impose a fine.</text:p>
      <text:p text:style-name="shouldernote"><text:hidden-text text:condition="ooow:" text:string-value="P7:L28" text:is-hidden="true"/><text:bookmark-start text:name="toc_book_7"/>Prohibition on discrimination against existing customers<text:bookmark-end text:name="toc_book_7"/></text:p>
      <text:p text:style-name="section"><text:hidden-text text:condition="ooow:" text:string-value="P7:L29" text:is-hidden="true"/><text:reference-mark-start text:name="sectionnumber_7"/><text:span text:style-name="T2"><text:sequence text:ref-name="refsectionnumber6" text:name="sectionnumber" text:formula="ooow:sectionnumber+1" style:num-format="1">7</text:sequence></text:span><text:reference-mark-end text:name="sectionnumber_7"/><text:span text:style-name="T2">.</text:span><text:tab/>In setting a variable interest rate for a group, class or category of principal dwelling <text:hidden-text text:condition="ooow:" text:string-value="P7:L30" text:is-hidden="true"/>house mortgage loans, a lender may not discriminate between existing borrowers and <text:hidden-text text:condition="ooow:" text:string-value="P7:L31" text:is-hidden="true"/>new borrowers.</text:p>
      <text:p text:style-name="shouldernote"><text:hidden-text text:condition="ooow:" text:string-value="P7:L32" text:is-hidden="true"/><text:bookmark-start text:name="toc_book_8"/>Rectification Orders and Compensation Orders<text:bookmark-end text:name="toc_book_8"/></text:p>
      <text:p text:style-name="subsection"><text:hidden-text text:condition="ooow:" text:string-value="P7:L33" text:is-hidden="true"/><text:reference-mark-start text:name="sectionnumber_8"/><text:span text:style-name="T2"><text:sequence text:ref-name="refsectionnumber7" text:name="sectionnumber" text:formula="ooow:sectionnumber+1" style:num-format="1">8</text:sequence></text:span><text:reference-mark-end text:name="sectionnumber_8"/><text:span text:style-name="T2">.</text:span><text:tab/><text:reference-mark-start text:name="subsectionnumber_8"/>(<text:sequence text:ref-name="refsubsectionnumber7" text:name="subsectionnumber" style:num-format="1">1</text:sequence>)<text:reference-mark-end text:name="subsectionnumber_8"/><text:tab/>Where the Central Bank believes that a lender is in breach of its obligations pursuant <text:hidden-text text:condition="ooow:" text:string-value="P7:L34" text:is-hidden="true"/>to <text:span text:style-name="T3">section</text:span> <text:span text:style-name="T3"><text:reference-ref text:reference-format="text" text:ref-name="sectionnumber_7">7</text:reference-ref></text:span>, the Central Bank may apply to the High Court on notice to the lender in <text:hidden-text text:condition="ooow:" text:string-value="P7:L35" text:is-hidden="true"/>question for a Rectification Order requiring the lender in question to cease the <text:hidden-text text:condition="ooow:" text:string-value="P7:L36" text:is-hidden="true"/>relevant discriminatory practice prohibited by <text:span text:style-name="T3">section</text:span> <text:span text:style-name="T3"><text:reference-ref text:reference-format="text" text:ref-name="sectionnumber_7">7</text:reference-ref></text:span>.</text:p>
      <text:p text:style-name="subsection"><text:hidden-text text:condition="ooow:" text:string-value="P7:L37" text:is-hidden="true"/><text:tab/><text:reference-mark-start text:name="subsectionnumber_9"/>(<text:sequence text:ref-name="refsubsectionnumber8" text:name="subsectionnumber" text:formula="ooow:subsectionnumber+1" style:num-format="1">2</text:sequence>)<text:reference-mark-end text:name="subsectionnumber_9"/><text:tab/>Upon hearing an application pursuant to <text:span text:style-name="T3">subsection</text:span> <text:span text:style-name="T3"><text:reference-ref text:reference-format="text" text:ref-name="subsectionnumber_8">(1)</text:reference-ref></text:span>, the High Court shall grant a <text:hidden-text text:condition="ooow:" text:string-value="P7:L38" text:is-hidden="true"/>Rectification Order in such terms as the court deems appropriate if it determines that <text:hidden-text text:condition="ooow:" text:string-value="P7:L39" text:is-hidden="true"/>the lender in question has acted in breach of <text:span text:style-name="T3">section</text:span> <text:span text:style-name="T3"><text:reference-ref text:reference-format="text" text:ref-name="sectionnumber_7">7</text:reference-ref></text:span>.</text:p>
      <text:p text:style-name="subsection"><text:hidden-text text:condition="ooow:" text:string-value="P7:L40" text:is-hidden="true"/><text:tab/><text:reference-mark-start text:name="subsectionnumber_10"/>(<text:sequence text:ref-name="refsubsectionnumber9" text:name="subsectionnumber" text:formula="ooow:subsectionnumber+1" style:num-format="1">3</text:sequence>)<text:reference-mark-end text:name="subsectionnumber_10"/><text:tab/>Where the High Court makes a Rectification Order in accordance with this section, it <text:soft-page-break/><text:hidden-text text:condition="ooow:" text:string-value="P8:L1" text:is-hidden="true"/>shall make a Compensation Order in such terms as the court considers appropriate <text:hidden-text text:condition="ooow:" text:string-value="P8:L2" text:is-hidden="true"/>requiring the lender to compensate any borrower or former borrower (or class of <text:hidden-text text:condition="ooow:" text:string-value="P8:L3" text:is-hidden="true"/>borrowers or former borrowers) of the lender affected by the discriminatory practice <text:hidden-text text:condition="ooow:" text:string-value="P8:L4" text:is-hidden="true"/>in question unless the court believes it would be unjust to do so.</text:p>
      <text:p text:style-name="subsection"><text:hidden-text text:condition="ooow:" text:string-value="P8:L5" text:is-hidden="true"/><text:tab/><text:reference-mark-start text:name="subsectionnumber_11"/>(<text:sequence text:ref-name="refsubsectionnumber10" text:name="subsectionnumber" text:formula="ooow:subsectionnumber+1" style:num-format="1">4</text:sequence>)<text:reference-mark-end text:name="subsectionnumber_11"/><text:tab/>Where the High Court makes a Rectification Order in accordance with this section, it <text:hidden-text text:condition="ooow:" text:string-value="P8:L6" text:is-hidden="true"/>shall impose a fine on the lender in question in the sum of twice the amount that the <text:hidden-text text:condition="ooow:" text:string-value="P8:L7" text:is-hidden="true"/>court determines the lender derived in profits on foot of the discriminatory practice in <text:hidden-text text:condition="ooow:" text:string-value="P8:L8" text:is-hidden="true"/>question, unless the court determines that it would be unjust to impose such a fine, in <text:hidden-text text:condition="ooow:" text:string-value="P8:L9" text:is-hidden="true"/>which case it may impose a lesser fine or dispense with the requirement to impose a <text:hidden-text text:condition="ooow:" text:string-value="P8:L10" text:is-hidden="true"/>fine.</text:p>
      <text:p text:style-name="shouldernote"><text:hidden-text text:condition="ooow:" text:string-value="P8:L11" text:is-hidden="true"/><text:bookmark-start text:name="toc_book_9"/>Defrayal of legal costs or stamp duty not to constitute discrimination<text:bookmark-end text:name="toc_book_9"/></text:p>
      <text:p text:style-name="section"><text:hidden-text text:condition="ooow:" text:string-value="P8:L12" text:is-hidden="true"/><text:reference-mark-start text:name="sectionnumber_9"/><text:span text:style-name="T2"><text:sequence text:ref-name="refsectionnumber8" text:name="sectionnumber" text:formula="ooow:sectionnumber+1" style:num-format="1">9</text:sequence></text:span><text:reference-mark-end text:name="sectionnumber_9"/><text:span text:style-name="T2">.</text:span><text:tab/>A lender shall not be regarded as discriminating between existing borrowers and new <text:hidden-text text:condition="ooow:" text:string-value="P8:L13" text:is-hidden="true"/>borrowers for the purposes of <text:span text:style-name="T3">section</text:span> <text:span text:style-name="T3"><text:reference-ref text:reference-format="text" text:ref-name="sectionnumber_7">7</text:reference-ref></text:span> as a consequence of providing new borrowers <text:hidden-text text:condition="ooow:" text:string-value="P8:L14" text:is-hidden="true"/>with a once-off payment or discount for the purpose of defraying on a <text:span text:style-name="T4">bona fide</text:span> and <text:hidden-text text:condition="ooow:" text:string-value="P8:L15" text:is-hidden="true"/>vouched basis⁠—</text:p>
      <text:p text:style-name="paragraph"><text:hidden-text text:condition="ooow:" text:string-value="P8:L16" text:is-hidden="true"/><text:tab/><text:reference-mark-start text:name="paragraphnumber_25"/>(<text:sequence text:ref-name="refparagraphnumber17" text:name="paragraphnumber" text:formula="ooow:1" style:num-format="a">a</text:sequence>)<text:reference-mark-end text:name="paragraphnumber_25"/><text:tab/>the borrowers’ legal costs in taking out the loans in question or switching <text:hidden-text text:condition="ooow:" text:string-value="P8:L17" text:is-hidden="true"/>between loan products, and/or</text:p>
      <text:p text:style-name="paragraph"><text:hidden-text text:condition="ooow:" text:string-value="P8:L18" text:is-hidden="true"/><text:tab/><text:reference-mark-start text:name="paragraphnumber_26"/>(<text:sequence text:ref-name="refparagraphnumber18" text:name="paragraphnumber" text:formula="ooow:paragraphnumber+1" style:num-format="a">b</text:sequence>)<text:reference-mark-end text:name="paragraphnumber_26"/><text:tab/>the borrowers’ liability for stamp duty in the purchase of the principal dwelling <text:hidden-text text:condition="ooow:" text:string-value="P8:L19" text:is-hidden="true"/>house in question.</text:p>
      <text:p text:style-name="shouldernote"><text:hidden-text text:condition="ooow:" text:string-value="P8:L20" text:is-hidden="true"/><text:bookmark-start text:name="toc_book_10"/>Publication of <text:span text:style-name="T4">Section </text:span><text:span text:style-name="T4"><text:reference-ref text:reference-format="text" text:ref-name="sectionnumber_2">2</text:reference-ref></text:span> Assessments<text:bookmark-end text:name="toc_book_10"/></text:p>
      <text:p text:style-name="section"><text:hidden-text text:condition="ooow:" text:string-value="P8:L21" text:is-hidden="true"/><text:reference-mark-start text:name="sectionnumber_10"/><text:span text:style-name="T2"><text:sequence text:ref-name="refsectionnumber9" text:name="sectionnumber" text:formula="ooow:sectionnumber+1" style:num-format="1">10</text:sequence></text:span><text:reference-mark-end text:name="sectionnumber_10"/><text:span text:style-name="T2">.</text:span><text:tab/>The Central Bank shall publish each <text:span text:style-name="T3">Section</text:span> <text:span text:style-name="T3"><text:reference-ref text:reference-format="text" text:ref-name="sectionnumber_2">2</text:reference-ref></text:span> Assessment publicly in such a manner as it <text:hidden-text text:condition="ooow:" text:string-value="P8:L22" text:is-hidden="true"/>considers appropriate.</text:p>
      <text:p text:style-name="shouldernote"><text:hidden-text text:condition="ooow:" text:string-value="P8:L23" text:is-hidden="true"/><text:bookmark-start text:name="toc_book_11"/>No appeal from decision of Central Bank<text:bookmark-end text:name="toc_book_11"/></text:p>
      <text:p text:style-name="section"><text:hidden-text text:condition="ooow:" text:string-value="P8:L24" text:is-hidden="true"/><text:reference-mark-start text:name="sectionnumber_11"/><text:span text:style-name="T2"><text:sequence text:ref-name="refsectionnumber10" text:name="sectionnumber" text:formula="ooow:sectionnumber+1" style:num-format="1">11</text:sequence></text:span><text:reference-mark-end text:name="sectionnumber_11"/><text:span text:style-name="T2">.</text:span><text:tab/>Notwithstanding the provisions of the <text:alphabetical-index-mark text:string-value="Central Bank Act 1942 (No. 22)"/><text:a xlink:type="simple" xlink:href="http://www.irishstatutebook.ie/1942/en/act/pub/0022/index.html">Central Bank Act 1942</text:a> or any other enactment, no <text:hidden-text text:condition="ooow:" text:string-value="P8:L25" text:is-hidden="true"/>appeal shall lie to the Irish Financial Services Appeals Tribunal or the High Court in <text:hidden-text text:condition="ooow:" text:string-value="P8:L26" text:is-hidden="true"/>respect of a <text:span text:style-name="T3">Section</text:span> <text:span text:style-name="T3"><text:reference-ref text:reference-format="text" text:ref-name="sectionnumber_2">2</text:reference-ref></text:span> Assessment, a direction pursuant to <text:span text:style-name="T3">section</text:span> <text:span text:style-name="T3"><text:reference-ref text:reference-format="text" text:ref-name="sectionnumber_5">5</text:reference-ref></text:span> or a decision by the <text:hidden-text text:condition="ooow:" text:string-value="P8:L27" text:is-hidden="true"/>Central Bank to seek an Enforcement Order or a Rectification Order.</text:p>
      <text:p text:style-name="shouldernote"><text:hidden-text text:condition="ooow:" text:string-value="P8:L28" text:is-hidden="true"/><text:bookmark-start text:name="toc_book_12"/>Short title and commencement<text:bookmark-end text:name="toc_book_12"/></text:p>
      <text:p text:style-name="subsection"><text:hidden-text text:condition="ooow:" text:string-value="P8:L29" text:is-hidden="true"/><text:reference-mark-start text:name="sectionnumber_12"/><text:span text:style-name="T2"><text:sequence text:ref-name="refsectionnumber11" text:name="sectionnumber" text:formula="ooow:sectionnumber+1" style:num-format="1">12</text:sequence></text:span><text:reference-mark-end text:name="sectionnumber_12"/><text:span text:style-name="T2">.</text:span><text:tab/><text:reference-mark-start text:name="subsectionnumber_12"/>(<text:sequence text:ref-name="refsubsectionnumber11" text:name="subsectionnumber" style:num-format="1">1</text:sequence>)<text:reference-mark-end text:name="subsectionnumber_12"/><text:tab/>This Act shall be cited as the Central Bank (Variable Rate Mortgages) Act 2016.</text:p>
      <text:p text:style-name="subsection"><text:hidden-text text:condition="ooow:" text:string-value="P8:L30" text:is-hidden="true"/><text:tab/><text:reference-mark-start text:name="subsectionnumber_13"/>(<text:sequence text:ref-name="refsubsectionnumber12" text:name="subsectionnumber" text:formula="ooow:subsectionnumber+1" style:num-format="1">2</text:sequence>)<text:reference-mark-end text:name="subsectionnumber_13"/><text:tab/>This Act shall come into effect immediately.</text:p>
      <text:p text:style-name="P10"><text:hidden-text text:condition="ooow:" text:string-value="P9:L1" text:is-hidden="true"/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hidden-text text:condition="ooow:" text:string-value="P10:L1" text:is-hidden="true"/>Bille an Bhainc Ceannais (Morgáistí Ráta <text:hidden-text text:condition="ooow:" text:string-value="P10:L2" text:is-hidden="true"/>Athraithigh), 2016</text:p>
            <text:p text:style-name="P16"><text:hidden-text text:condition="ooow:" text:string-value="P10:L3" text:is-hidden="true"/><text:span text:style-name="bold_5f_noitalic_5f_nounderline"><text:span text:style-name="T5"> </text:span></text:span></text:p>
            <text:p text:style-name="P21"><text:hidden-text text:condition="ooow:" text:string-value="P10:L4" text:is-hidden="true"/> <text:s text:c="22"/></text:p>
            <text:p text:style-name="P18"><text:hidden-text text:condition="ooow:" text:string-value="P10:L5" text:is-hidden="true"/>BILLE</text:p>
            <text:p text:style-name="P23"><text:hidden-text text:condition="ooow:" text:string-value="P10:L6" text:is-hidden="true"/>(mar a tionscnaíodh)</text:p>
            <text:p text:style-name="P23"><text:hidden-text text:condition="ooow:" text:string-value="P10:L7" text:is-hidden="true"/>d<text:span text:style-name="T8">á ngairtear</text:span></text:p>
            <text:p text:style-name="P16"><text:hidden-text text:condition="ooow:" text:string-value="P10:L8" text:is-hidden="true"/> </text:p>
            <text:p text:style-name="P24"><text:hidden-text text:condition="ooow:" text:string-value="P10:L9" text:is-hidden="true"/><text:span text:style-name="T9">Acht do dhéanamh socrú maidir le bearta chun </text:span><text:span text:style-name="T9"><text:hidden-text text:condition="ooow:" text:string-value="P10:L10" text:is-hidden="true"/></text:span><text:span text:style-name="T9">aghaidh a thabhairt ar mhainneachtana margaidh </text:span><text:span text:style-name="T9"><text:hidden-text text:condition="ooow:" text:string-value="P10:L11" text:is-hidden="true"/></text:span><text:span text:style-name="T9">sa mhargadh d’iasachtaí morgáiste ar </text:span><text:span text:style-name="T9"><text:hidden-text text:condition="ooow:" text:string-value="P10:L12" text:is-hidden="true"/></text:span><text:span text:style-name="T9">phríomhthithe cónaithe, agus do dhéanamh </text:span><text:span text:style-name="T9"><text:hidden-text text:condition="ooow:" text:string-value="P10:L13" text:is-hidden="true"/></text:span><text:span text:style-name="T9">socrú i dtaobh nithe gaolmhara.</text:span><text:span text:style-name="bold_5f_noitalic_5f_nounderline"><text:span text:style-name="T7"><text:line-break/></text:span></text:span><text:span text:style-name="bold_5f_noitalic_5f_nounderline"><text:span text:style-name="T7"><text:hidden-text text:condition="ooow:" text:string-value="P10:L14" text:is-hidden="true"/></text:span></text:span></text:p>
            <text:p text:style-name="P21"><text:hidden-text text:condition="ooow:" text:string-value="P10:L15" text:is-hidden="true"/> </text:p>
            <text:p text:style-name="P15"><text:hidden-text text:condition="ooow:" text:string-value="P10:L16" text:is-hidden="true"/>An Teachta Micheál Mac Craith a thíolaic,</text:p>
            <text:p text:style-name="P14"><text:hidden-text text:condition="ooow:" text:string-value="P10:L17" text:is-hidden="true"/>16 <text:span text:style-name="T4">Bealtaine,</text:span> 2016</text:p>
            <text:p text:style-name="P22"><text:hidden-text text:condition="ooow:" text:string-value="P10:L18" text:is-hidden="true"/> </text:p>
            <text:p text:style-name="P17"><text:hidden-text text:condition="ooow:" text:string-value="P10:L19" text:is-hidden="true"/> </text:p>
          </table:table-cell>
          <table:table-cell table:style-name="Table1.B1" office:value-type="string">
            <text:p text:style-name="P19">Central Bank (Variable Rate Mortgages) Bill 2016</text:p>
            <text:p text:style-name="P16"><text:span text:style-name="bold_5f_noitalic_5f_nounderline"><text:span text:style-name="T5"/></text:span></text:p>
            <text:p text:style-name="P20"><text:s/></text:p>
            <text:p text:style-name="P18">BILL</text:p>
            <text:p text:style-name="P23">(as initiated)</text:p>
            <text:p text:style-name="P23">entitled</text:p>
            <text:p text:style-name="P16"/>
            <text:p text:style-name="P24">An Act to provide for measures to address market failures in the market for principal dwelling house mortgage loans, and to provide for related matters.<text:span text:style-name="T10"><text:line-break/></text:span><text:span text:style-name="bold_5f_noitalic_5f_nounderline"><text:span text:style-name="T5"><text:line-break/></text:span></text:span></text:p>
            <text:p text:style-name="P20"/>
            <text:p text:style-name="P15">Presented by Deputy Michael McGrath,</text:p>
            <text:p text:style-name="P14"><text:span text:style-name="T11">16</text:span><text:span text:style-name="T4">th May,</text:span> 2016</text:p>
            <text:p text:style-name="P20"/>
            <text:p text:style-name="P16"/>
          </table:table-cell>
        </table:table-row>
      </table:table>
      <text:p text:style-name="Standard"><text:hidden-text text:condition="ooow:" text:string-value="P10:L20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left" style:family="paragraph" style:parent-style-name="centered">
      <style:paragraph-properties fo:text-align="justify" style:justify-single-word="false" text:number-lines="false" text:line-number="0"/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7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24 of 2016" text:name="Footer"/>
        </text:user-field-decls>
        <text:p text:style-name="P2"><text:span text:style-name="T1"><text:tab/>[</text:span><text:span text:style-name="T1"><text:user-field-get text:name="Footer">No. 24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7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7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24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04T12:38:23</dc:date>
    <meta:printed-by>Nici Higgins</meta:printed-by>
    <meta:print-date>2009-05-27T14:24:24</meta:print-date>
    <meta:editing-cycles>655</meta:editing-cycles>
    <meta:editing-duration>P2DT11H33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121" meta:word-count="1618" meta:character-count="10333"/>
  </office:meta>
</office:document-meta>
</file>